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0.15in"/>
    </style:style>
    <style:style style:name="co6" style:family="table-column">
      <style:table-column-properties fo:break-before="auto" style:column-width="1.9866in"/>
    </style:style>
    <style:style style:name="co7" style:family="table-column">
      <style:table-column-properties fo:break-before="auto" style:column-width="0.2138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0.2354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0.1717in"/>
    </style:style>
    <style:style style:name="co13" style:family="table-column">
      <style:table-column-properties fo:break-before="auto" style:column-width="0.139in"/>
    </style:style>
    <style:style style:name="co14" style:family="table-column">
      <style:table-column-properties fo:break-before="auto" style:column-width="0.2035in"/>
    </style:style>
    <style:style style:name="co15" style:family="table-column">
      <style:table-column-properties fo:break-before="auto" style:column-width="2.0083in"/>
    </style:style>
    <style:style style:name="co16" style:family="table-column">
      <style:table-column-properties fo:break-before="auto" style:column-width="0.1283in"/>
    </style:style>
    <style:style style:name="co17" style:family="table-column">
      <style:table-column-properties fo:break-before="auto" style:column-width="2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886in" svg:height="3.6386in" svg:x="0.3598in" svg:y="3.1409in">
            <draw:object draw:notify-on-update-of-ranges="Sheet1.L19:Sheet1.L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64in" svg:height="3.8992in" svg:x="5.8524in" svg:y="3.1528in">
            <draw:object draw:notify-on-update-of-ranges="Sheet1.L19:Sheet1.L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string" calcext:value-type="string" table:number-columns-spanned="7" table:number-rows-spanned="1">
            <text:p>Tests were made with the following instruction: ./build/omp-c-ray -s 800x600 &lt; input/sphfract.small.in &gt; img.ppm.</text:p>
          </table:table-cell>
          <table:covered-table-cell table:number-columns-repeated="6"/>
          <table:table-cell table:number-columns-repeated="28"/>
        </table:table-row>
        <table:table-row table:style-name="ro1">
          <table:table-cell/>
          <table:table-cell office:value-type="string" calcext:value-type="string" table:number-columns-spanned="7" table:number-rows-spanned="1">
            <text:p>The machine on which the tests have been made has 12 physical processors and no hyperthreading.</text:p>
          </table:table-cell>
          <table:covered-table-cell table:number-columns-repeated="6"/>
          <table:table-cell table:number-columns-repeated="28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string" calcext:value-type="string">
            <text:p>Time for serial (in seconds):</text:p>
          </table:table-cell>
          <table:table-cell table:number-columns-repeated="2"/>
          <table:table-cell office:value-type="string" calcext:value-type="string">
            <text:p>Time for 2 proc. ( in seconds):</text:p>
          </table:table-cell>
          <table:table-cell table:number-columns-repeated="2"/>
          <table:table-cell office:value-type="string" calcext:value-type="string">
            <text:p>Time for 3 proc. ( in seconds):</text:p>
          </table:table-cell>
          <table:table-cell table:number-columns-repeated="2"/>
          <table:table-cell office:value-type="string" calcext:value-type="string">
            <text:p>Time for 4 proc. ( in seconds):</text:p>
          </table:table-cell>
          <table:table-cell table:number-columns-repeated="2"/>
          <table:table-cell office:value-type="string" calcext:value-type="string">
            <text:p>Time for 5 proc. ( in seconds):</text:p>
          </table:table-cell>
          <table:table-cell table:number-columns-repeated="2"/>
          <table:table-cell office:value-type="string" calcext:value-type="string">
            <text:p>Time for 6 proc. ( in seconds):</text:p>
          </table:table-cell>
          <table:table-cell table:number-columns-repeated="2"/>
          <table:table-cell office:value-type="string" calcext:value-type="string">
            <text:p>Time for 7 proc. ( in seconds):</text:p>
          </table:table-cell>
          <table:table-cell table:number-columns-repeated="2"/>
          <table:table-cell office:value-type="string" calcext:value-type="string">
            <text:p>Time for 8 proc. ( in seconds):</text:p>
          </table:table-cell>
          <table:table-cell table:number-columns-repeated="2"/>
          <table:table-cell office:value-type="string" calcext:value-type="string">
            <text:p>Time for 9 proc. ( in seconds):</text:p>
          </table:table-cell>
          <table:table-cell table:number-columns-repeated="2"/>
          <table:table-cell office:value-type="string" calcext:value-type="string">
            <text:p>Time for X proc. ( in seconds):</text:p>
          </table:table-cell>
          <table:table-cell table:number-columns-repeated="2"/>
          <table:table-cell office:value-type="string" calcext:value-type="string">
            <text:p>Time for XI proc. ( in seconds):</text:p>
          </table:table-cell>
          <table:table-cell table:number-columns-repeated="2"/>
          <table:table-cell office:value-type="string" calcext:value-type="string">
            <text:p>Time for XII proc. ( in seconds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 1:</text:p>
          </table:table-cell>
          <table:table-cell office:value-type="float" office:value="36.470856" calcext:value-type="float">
            <text:p>36.470856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18.441034" calcext:value-type="float">
            <text:p>18.441034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12.387654" calcext:value-type="float">
            <text:p>12.387654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9.334169" calcext:value-type="float">
            <text:p>9.334169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7.510353" calcext:value-type="float">
            <text:p>7.510353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6.294279" calcext:value-type="float">
            <text:p>6.294279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5.39938" calcext:value-type="float">
            <text:p>5.39938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4.740279" calcext:value-type="float">
            <text:p>4.740279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4.227868" calcext:value-type="float">
            <text:p>4.227868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3.813547" calcext:value-type="float">
            <text:p>3.813547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3.568695" calcext:value-type="float">
            <text:p>3.568695</text:p>
          </table:table-cell>
          <table:table-cell/>
          <table:table-cell office:value-type="string" calcext:value-type="string">
            <text:p>Run 1:</text:p>
          </table:table-cell>
          <table:table-cell office:value-type="float" office:value="3.525108" calcext:value-type="float">
            <text:p>3.525108</text:p>
          </table:table-cell>
        </table:table-row>
        <table:table-row table:style-name="ro1">
          <table:table-cell/>
          <table:table-cell office:value-type="string" calcext:value-type="string">
            <text:p>Run 2:</text:p>
          </table:table-cell>
          <table:table-cell office:value-type="float" office:value="36.47468" calcext:value-type="float">
            <text:p>36.47468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18.441034" calcext:value-type="float">
            <text:p>18.441034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12.371992" calcext:value-type="float">
            <text:p>12.371992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9.338817" calcext:value-type="float">
            <text:p>9.338817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7.509382" calcext:value-type="float">
            <text:p>7.509382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6.294588" calcext:value-type="float">
            <text:p>6.294588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5.403596" calcext:value-type="float">
            <text:p>5.403596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4.748023" calcext:value-type="float">
            <text:p>4.748023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4.217582" calcext:value-type="float">
            <text:p>4.217582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3.805036" calcext:value-type="float">
            <text:p>3.805036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3.561896" calcext:value-type="float">
            <text:p>3.561896</text:p>
          </table:table-cell>
          <table:table-cell/>
          <table:table-cell office:value-type="string" calcext:value-type="string">
            <text:p>Run 2:</text:p>
          </table:table-cell>
          <table:table-cell office:value-type="float" office:value="3.526481" calcext:value-type="float">
            <text:p>3.526481</text:p>
          </table:table-cell>
        </table:table-row>
        <table:table-row table:style-name="ro1">
          <table:table-cell/>
          <table:table-cell office:value-type="string" calcext:value-type="string">
            <text:p>Run 3:</text:p>
          </table:table-cell>
          <table:table-cell office:value-type="float" office:value="36.469089" calcext:value-type="float">
            <text:p>36.469089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18.267061" calcext:value-type="float">
            <text:p>18.267061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12.360622" calcext:value-type="float">
            <text:p>12.360622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9.348125" calcext:value-type="float">
            <text:p>9.348125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7.512787" calcext:value-type="float">
            <text:p>7.512787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6.286293" calcext:value-type="float">
            <text:p>6.286293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5.39045" calcext:value-type="float">
            <text:p>5.39045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4.754708" calcext:value-type="float">
            <text:p>4.754708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4.230077" calcext:value-type="float">
            <text:p>4.230077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3.825498" calcext:value-type="float">
            <text:p>3.825498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3.564197" calcext:value-type="float">
            <text:p>3.564197</text:p>
          </table:table-cell>
          <table:table-cell/>
          <table:table-cell office:value-type="string" calcext:value-type="string">
            <text:p>Run 3:</text:p>
          </table:table-cell>
          <table:table-cell office:value-type="float" office:value="3.574966" calcext:value-type="float">
            <text:p>3.574966</text:p>
          </table:table-cell>
        </table:table-row>
        <table:table-row table:style-name="ro1">
          <table:table-cell/>
          <table:table-cell office:value-type="string" calcext:value-type="string">
            <text:p>Run 4:</text:p>
          </table:table-cell>
          <table:table-cell office:value-type="float" office:value="36.514508" calcext:value-type="float">
            <text:p>36.514508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18.257203" calcext:value-type="float">
            <text:p>18.257203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12.368232" calcext:value-type="float">
            <text:p>12.368232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9.344946" calcext:value-type="float">
            <text:p>9.344946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7.50096" calcext:value-type="float">
            <text:p>7.50096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6.295745" calcext:value-type="float">
            <text:p>6.295745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5.394602" calcext:value-type="float">
            <text:p>5.394602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4.737574" calcext:value-type="float">
            <text:p>4.737574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4.225082" calcext:value-type="float">
            <text:p>4.225082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3.821836" calcext:value-type="float">
            <text:p>3.821836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3.574392" calcext:value-type="float">
            <text:p>3.574392</text:p>
          </table:table-cell>
          <table:table-cell/>
          <table:table-cell office:value-type="string" calcext:value-type="string">
            <text:p>Run 4:</text:p>
          </table:table-cell>
          <table:table-cell office:value-type="float" office:value="3.542374" calcext:value-type="float">
            <text:p>3.542374</text:p>
          </table:table-cell>
        </table:table-row>
        <table:table-row table:style-name="ro1">
          <table:table-cell/>
          <table:table-cell office:value-type="string" calcext:value-type="string">
            <text:p>Run 5:</text:p>
          </table:table-cell>
          <table:table-cell office:value-type="float" office:value="36.471732" calcext:value-type="float">
            <text:p>36.471732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18.253362" calcext:value-type="float">
            <text:p>18.253362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12.38489" calcext:value-type="float">
            <text:p>12.38489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9.334693" calcext:value-type="float">
            <text:p>9.334693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7.514313" calcext:value-type="float">
            <text:p>7.514313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6.280627" calcext:value-type="float">
            <text:p>6.280627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5.397053" calcext:value-type="float">
            <text:p>5.397053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4.730882" calcext:value-type="float">
            <text:p>4.730882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4.240632" calcext:value-type="float">
            <text:p>4.240632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3.828507" calcext:value-type="float">
            <text:p>3.828507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3.526083" calcext:value-type="float">
            <text:p>3.526083</text:p>
          </table:table-cell>
          <table:table-cell/>
          <table:table-cell office:value-type="string" calcext:value-type="string">
            <text:p>Run 5:</text:p>
          </table:table-cell>
          <table:table-cell office:value-type="float" office:value="3.46549" calcext:value-type="float">
            <text:p>3.46549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Avg.:</text:p>
          </table:table-cell>
          <table:table-cell table:formula="of:=AVERAGE([.C8:.C12])" office:value-type="float" office:value="36.480173" calcext:value-type="float">
            <text:p>36.480173</text:p>
          </table:table-cell>
          <table:table-cell table:number-columns-repeated="2"/>
          <table:table-cell table:formula="of:=AVERAGE([.F8:.F12])" office:value-type="float" office:value="18.3319388" calcext:value-type="float">
            <text:p>18.3319388</text:p>
          </table:table-cell>
          <table:table-cell table:number-columns-repeated="2"/>
          <table:table-cell table:formula="of:=AVERAGE([.I8:.I12])" office:value-type="float" office:value="12.374678" calcext:value-type="float">
            <text:p>12.374678</text:p>
          </table:table-cell>
          <table:table-cell table:number-columns-repeated="2"/>
          <table:table-cell table:formula="of:=AVERAGE([.L8:.L12])" office:value-type="float" office:value="9.34015" calcext:value-type="float">
            <text:p>9.34015</text:p>
          </table:table-cell>
          <table:table-cell table:number-columns-repeated="2"/>
          <table:table-cell table:formula="of:=AVERAGE([.O8:.O12])" office:value-type="float" office:value="7.509559" calcext:value-type="float">
            <text:p>7.509559</text:p>
          </table:table-cell>
          <table:table-cell table:number-columns-repeated="2"/>
          <table:table-cell table:formula="of:=AVERAGE([.R8:.R12])" office:value-type="float" office:value="6.2903064" calcext:value-type="float">
            <text:p>6.2903064</text:p>
          </table:table-cell>
          <table:table-cell table:number-columns-repeated="2"/>
          <table:table-cell table:formula="of:=AVERAGE([.U8:.U12])" office:value-type="float" office:value="5.3970162" calcext:value-type="float">
            <text:p>5.3970162</text:p>
          </table:table-cell>
          <table:table-cell table:number-columns-repeated="2"/>
          <table:table-cell table:formula="of:=AVERAGE([.X8:.X12])" office:value-type="float" office:value="4.7422932" calcext:value-type="float">
            <text:p>4.7422932</text:p>
          </table:table-cell>
          <table:table-cell table:number-columns-repeated="2"/>
          <table:table-cell table:formula="of:=AVERAGE([.AA8:.AA12])" office:value-type="float" office:value="4.2282482" calcext:value-type="float">
            <text:p>4.2282482</text:p>
          </table:table-cell>
          <table:table-cell table:number-columns-repeated="2"/>
          <table:table-cell table:formula="of:=AVERAGE([.AD8:.AD12])" office:value-type="float" office:value="3.8188848" calcext:value-type="float">
            <text:p>3.8188848</text:p>
          </table:table-cell>
          <table:table-cell table:number-columns-repeated="2"/>
          <table:table-cell table:formula="of:=AVERAGE([.AG8:.AG12])" office:value-type="float" office:value="3.5590526" calcext:value-type="float">
            <text:p>3.5590526</text:p>
          </table:table-cell>
          <table:table-cell table:number-columns-repeated="2"/>
          <table:table-cell table:formula="of:=AVERAGE([.AJ8:.AJ12])" office:value-type="float" office:value="3.5268838" calcext:value-type="float">
            <text:p>3.5268838</text:p>
          </table:table-cell>
        </table:table-row>
        <table:table-row table:style-name="ro1">
          <table:table-cell/>
          <table:table-cell office:value-type="string" calcext:value-type="string">
            <text:p>Speed up:</text:p>
          </table:table-cell>
          <table:table-cell table:formula="of:=[.C14]/[.C14]" office:value-type="float" office:value="1" calcext:value-type="float">
            <text:p>1</text:p>
          </table:table-cell>
          <table:table-cell table:number-columns-repeated="2"/>
          <table:table-cell table:formula="of:=[.C14]/[.F14]" office:value-type="float" office:value="1.98997898683799" calcext:value-type="float">
            <text:p>1.98997898683799</text:p>
          </table:table-cell>
          <table:table-cell table:number-columns-repeated="2"/>
          <table:table-cell table:formula="of:=[.C14]/[.I14]" office:value-type="float" office:value="2.94796947443804" calcext:value-type="float">
            <text:p>2.94796947443804</text:p>
          </table:table-cell>
          <table:table-cell table:number-columns-repeated="2"/>
          <table:table-cell table:formula="of:=[.C14]/[.L14]" office:value-type="float" office:value="3.90573738109131" calcext:value-type="float">
            <text:p>3.90573738109131</text:p>
          </table:table-cell>
          <table:table-cell table:number-columns-repeated="2"/>
          <table:table-cell table:formula="of:=[.C14]/[.O14]" office:value-type="float" office:value="4.85783159836683" calcext:value-type="float">
            <text:p>4.85783159836683</text:p>
          </table:table-cell>
          <table:table-cell table:number-columns-repeated="2"/>
          <table:table-cell table:formula="of:=[.C14]/[.R14]" office:value-type="float" office:value="5.79942703585949" calcext:value-type="float">
            <text:p>5.79942703585949</text:p>
          </table:table-cell>
          <table:table-cell table:number-columns-repeated="2"/>
          <table:table-cell table:formula="of:=[.C14]/[.U14]" office:value-type="float" office:value="6.75932249378833" calcext:value-type="float">
            <text:p>6.75932249378833</text:p>
          </table:table-cell>
          <table:table-cell table:number-columns-repeated="2"/>
          <table:table-cell table:formula="of:=[.C14]/[.X14]" office:value-type="float" office:value="7.69251740908808" calcext:value-type="float">
            <text:p>7.69251740908808</text:p>
          </table:table-cell>
          <table:table-cell table:number-columns-repeated="2"/>
          <table:table-cell table:formula="of:=[.C14]/[.AA14]" office:value-type="float" office:value="8.62772743567892" calcext:value-type="float">
            <text:p>8.62772743567892</text:p>
          </table:table-cell>
          <table:table-cell table:number-columns-repeated="2"/>
          <table:table-cell table:formula="of:=[.C14]/[.AD14]" office:value-type="float" office:value="9.55257225879136" calcext:value-type="float">
            <text:p>9.55257225879136</text:p>
          </table:table-cell>
          <table:table-cell table:number-columns-repeated="2"/>
          <table:table-cell table:formula="of:=[.C14]/[.AG14]" office:value-type="float" office:value="10.2499673649105" calcext:value-type="float">
            <text:p>10.2499673649105</text:p>
          </table:table-cell>
          <table:table-cell table:number-columns-repeated="2"/>
          <table:table-cell table:formula="of:=[.C14]/[.AJ14]" office:value-type="float" office:value="10.3434575871198" calcext:value-type="float">
            <text:p>10.3434575871198</text:p>
          </table:table-cell>
        </table:table-row>
        <table:table-row table:style-name="ro1">
          <table:table-cell/>
          <table:table-cell office:value-type="string" calcext:value-type="string">
            <text:p>Strong Scale Efficiency:</text:p>
          </table:table-cell>
          <table:table-cell table:formula="of:=[.C15]/[.L19]" office:value-type="float" office:value="1" calcext:value-type="float">
            <text:p>1</text:p>
          </table:table-cell>
          <table:table-cell table:number-columns-repeated="2"/>
          <table:table-cell table:formula="of:=[.F15]/[.L20]" office:value-type="float" office:value="0.994989493418994" calcext:value-type="float">
            <text:p>0.994989493418994</text:p>
          </table:table-cell>
          <table:table-cell table:number-columns-repeated="2"/>
          <table:table-cell table:formula="of:=[.I15]/[.L21]" office:value-type="float" office:value="0.982656491479347" calcext:value-type="float">
            <text:p>0.982656491479347</text:p>
          </table:table-cell>
          <table:table-cell table:number-columns-repeated="2"/>
          <table:table-cell table:formula="of:=[.L15]/[.L22]" office:value-type="float" office:value="0.976434345272828" calcext:value-type="float">
            <text:p>0.976434345272828</text:p>
          </table:table-cell>
          <table:table-cell table:number-columns-repeated="2"/>
          <table:table-cell table:formula="of:=[.O15]/[.L23]" office:value-type="float" office:value="0.971566319673366" calcext:value-type="float">
            <text:p>0.971566319673366</text:p>
          </table:table-cell>
          <table:table-cell table:number-columns-repeated="2"/>
          <table:table-cell table:formula="of:=[.R15]/[.L24]" office:value-type="float" office:value="0.966571172643249" calcext:value-type="float">
            <text:p>0.966571172643249</text:p>
          </table:table-cell>
          <table:table-cell table:number-columns-repeated="2"/>
          <table:table-cell table:formula="of:=[.U15]/7" office:value-type="float" office:value="0.965617499112618" calcext:value-type="float">
            <text:p>0.965617499112618</text:p>
          </table:table-cell>
          <table:table-cell table:number-columns-repeated="2"/>
          <table:table-cell table:formula="of:=[.X15]/8" office:value-type="float" office:value="0.961564676136009" calcext:value-type="float">
            <text:p>0.961564676136009</text:p>
          </table:table-cell>
          <table:table-cell table:number-columns-repeated="2"/>
          <table:table-cell table:formula="of:=[.AA15]/9" office:value-type="float" office:value="0.958636381742102" calcext:value-type="float">
            <text:p>0.958636381742102</text:p>
          </table:table-cell>
          <table:table-cell table:number-columns-repeated="2"/>
          <table:table-cell table:formula="of:=[.AD15]/10" office:value-type="float" office:value="0.955257225879136" calcext:value-type="float">
            <text:p>0.955257225879136</text:p>
          </table:table-cell>
          <table:table-cell table:number-columns-repeated="2"/>
          <table:table-cell table:formula="of:=[.AG15]/11" office:value-type="float" office:value="0.931815214991867" calcext:value-type="float">
            <text:p>0.931815214991867</text:p>
          </table:table-cell>
          <table:table-cell table:number-columns-repeated="2"/>
          <table:table-cell table:formula="of:=[.AJ15]/12" office:value-type="float" office:value="0.861954798926652" calcext:value-type="float">
            <text:p>0.861954798926652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5:01:33.836230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2:08:40.115000238</meta:creation-date>
    <dc:date>2024-01-14T16:56:42.125676949</dc:date>
    <meta:editing-duration>PT3H18M24S</meta:editing-duration>
    <meta:editing-cycles>4</meta:editing-cycles>
    <meta:generator>LibreOffice/7.6.3.2$Linux_X86_64 LibreOffice_project/4fe86607b5ac922e55f140471fda9b60bdaa980d</meta:generator>
    <meta:document-statistic meta:table-count="1" meta:cell-count="18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11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4cm" svg:height="9.243cm" xlink:href=".." xlink:type="simple" chart:class="chart:line" chart:style-name="ch1">
        <chart:title svg:x="5.7cm" svg:y="0.05cm" chart:style-name="ch2">
          <text:p>Speed Up</text:p>
        </chart:title>
        <chart:plot-area chart:style-name="ch3" table:cell-range-address="Sheet1.L19:Sheet1.L30 Sheet1.C15:Sheet1.C15 Sheet1.F15:Sheet1.F15 Sheet1.I15:Sheet1.I15 Sheet1.L15:Sheet1.L15 Sheet1.O15:Sheet1.O15 Sheet1.R15:Sheet1.R15 Sheet1.U15:Sheet1.U15 Sheet1.X15:Sheet1.X15 Sheet1.AA15:Sheet1.AA15 Sheet1.AD15:Sheet1.AD15 Sheet1.AG15:Sheet1.AG15 Sheet1.AJ15:Sheet1.AJ15" chart:data-source-has-labels="row" svg:x="0.477cm" svg:y="0.668cm" svg:width="12.749cm" svg:height="7.959cm">
          <chart:coordinate-region svg:x="1.098cm" svg:y="0.868cm" svg:width="11.941cm" svg:height="7.112cm"/>
          <chart:axis chart:dimension="x" chart:name="primary-x" chart:style-name="ch4" chartooo:axis-type="text">
            <chart:title svg:x="5.444cm" svg:y="8.683cm" chart:style-name="ch5">
              <text:p>N° Processor used</text:p>
            </chart:title>
            <chart:categories table:cell-range-address="Sheet1.L19:Sheet1.L30"/>
          </chart:axis>
          <chart:axis chart:dimension="y" chart:name="primary-y" chart:style-name="ch4">
            <chart:title svg:x="0cm" svg:y="5.432cm" chart:style-name="ch6">
              <text:p>Speed Up</text:p>
            </chart:title>
            <chart:grid chart:style-name="ch7" chart:class="major"/>
          </chart:axis>
          <chart:series chart:style-name="ch8" chart:values-cell-range-address="Sheet1.C15:Sheet1.C15 Sheet1.F15:Sheet1.F15 Sheet1.I15:Sheet1.I15 Sheet1.L15:Sheet1.L15 Sheet1.O15:Sheet1.O15 Sheet1.R15:Sheet1.R15 Sheet1.U15:Sheet1.U15 Sheet1.X15:Sheet1.X15 Sheet1.AA15:Sheet1.AA15 Sheet1.AD15:Sheet1.AD15 Sheet1.AG15:Sheet1.AG15 Sheet1.AJ15:Sheet1.AJ1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L19:Sheet1.L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15:Sheet1.C15 Sheet1.F15:Sheet1.F15 Sheet1.I15:Sheet1.I15 Sheet1.L15:Sheet1.L15 Sheet1.O15:Sheet1.O15 Sheet1.R15:Sheet1.R15 Sheet1.U15:Sheet1.U15 Sheet1.X15:Sheet1.X15 Sheet1.AA15:Sheet1.AA15 Sheet1.AD15:Sheet1.AD15 Sheet1.AG15:Sheet1.AG15 Sheet1.AJ15:Sheet1.AJ15</svg:desc>
                </draw:g>
              </table:table-cell>
              <table:table-cell office:value-type="float" office:value="1.98997898683799">
                <text:p>1.98997898683799</text:p>
              </table:table-cell>
              <table:table-cell office:value-type="float" office:value="2.94796947443804">
                <text:p>2.94796947443804</text:p>
              </table:table-cell>
              <table:table-cell office:value-type="float" office:value="3.90573738109131">
                <text:p>3.90573738109131</text:p>
              </table:table-cell>
              <table:table-cell office:value-type="float" office:value="4.85783159836683">
                <text:p>4.85783159836683</text:p>
              </table:table-cell>
              <table:table-cell office:value-type="float" office:value="5.79942703585949">
                <text:p>5.79942703585949</text:p>
              </table:table-cell>
              <table:table-cell office:value-type="float" office:value="6.75932249378833">
                <text:p>6.75932249378833</text:p>
              </table:table-cell>
              <table:table-cell office:value-type="float" office:value="7.69251740908808">
                <text:p>7.69251740908808</text:p>
              </table:table-cell>
              <table:table-cell office:value-type="float" office:value="8.62772743567892">
                <text:p>8.62772743567892</text:p>
              </table:table-cell>
              <table:table-cell office:value-type="float" office:value="9.55257225879136">
                <text:p>9.55257225879136</text:p>
              </table:table-cell>
              <table:table-cell office:value-type="float" office:value="10.2499673649105">
                <text:p>10.2499673649105</text:p>
              </table:table-cell>
              <table:table-cell office:value-type="float" office:value="10.3434575871198">
                <text:p>10.3434575871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89cm" svg:height="9.905cm" xlink:href=".." xlink:type="simple" chart:class="chart:line" chart:style-name="ch1">
        <chart:title svg:x="5.327cm" svg:y="0.334cm" chart:style-name="ch2">
          <text:p>Strong scaling efficiency</text:p>
        </chart:title>
        <chart:plot-area chart:style-name="ch3" table:cell-range-address="Sheet1.L19:Sheet1.L30 Sheet1.C16:Sheet1.C16 Sheet1.F16:Sheet1.F16 Sheet1.I16:Sheet1.I16 Sheet1.L16:Sheet1.L16 Sheet1.O16:Sheet1.O16 Sheet1.R16:Sheet1.R16 Sheet1.U16:Sheet1.U16 Sheet1.X16:Sheet1.X16 Sheet1.AA16:Sheet1.AA16 Sheet1.AD16:Sheet1.AD16 Sheet1.AG16:Sheet1.AG16 Sheet1.AJ16:Sheet1.AJ16" chart:data-source-has-labels="row" svg:x="0.578cm" svg:y="0.882cm" svg:width="14.073cm" svg:height="7.986cm">
          <chart:coordinate-region svg:x="1.49cm" svg:y="1.081cm" svg:width="12.974cm" svg:height="7.14cm"/>
          <chart:axis chart:dimension="x" chart:name="primary-x" chart:style-name="ch4" chartooo:axis-type="auto">
            <chartooo:date-scale/>
            <chart:title svg:x="7.252cm" svg:y="9.066cm" chart:style-name="ch5">
              <text:p>Title</text:p>
            </chart:title>
            <chart:categories table:cell-range-address="Sheet1.L19:Sheet1.L30"/>
          </chart:axis>
          <chart:axis chart:dimension="y" chart:name="primary-y" chart:style-name="ch4">
            <chart:title svg:x="0cm" svg:y="5.62cm" chart:style-name="ch6">
              <text:p>Efficiency
</text:p>
            </chart:title>
            <chart:grid chart:style-name="ch7" chart:class="major"/>
          </chart:axis>
          <chart:series chart:style-name="ch8" chart:values-cell-range-address="Sheet1.C16:Sheet1.C16 Sheet1.F16:Sheet1.F16 Sheet1.I16:Sheet1.I16 Sheet1.L16:Sheet1.L16 Sheet1.O16:Sheet1.O16 Sheet1.R16:Sheet1.R16 Sheet1.U16:Sheet1.U16 Sheet1.X16:Sheet1.X16 Sheet1.AA16:Sheet1.AA16 Sheet1.AD16:Sheet1.AD16 Sheet1.AG16:Sheet1.AG16 Sheet1.AJ16:Sheet1.AJ1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L19:Sheet1.L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16:Sheet1.C16 Sheet1.F16:Sheet1.F16 Sheet1.I16:Sheet1.I16 Sheet1.L16:Sheet1.L16 Sheet1.O16:Sheet1.O16 Sheet1.R16:Sheet1.R16 Sheet1.U16:Sheet1.U16 Sheet1.X16:Sheet1.X16 Sheet1.AA16:Sheet1.AA16 Sheet1.AD16:Sheet1.AD16 Sheet1.AG16:Sheet1.AG16 Sheet1.AJ16:Sheet1.AJ16</svg:desc>
                </draw:g>
              </table:table-cell>
              <table:table-cell office:value-type="float" office:value="0.994989493418994">
                <text:p>0.994989493418994</text:p>
              </table:table-cell>
              <table:table-cell office:value-type="float" office:value="0.982656491479347">
                <text:p>0.982656491479347</text:p>
              </table:table-cell>
              <table:table-cell office:value-type="float" office:value="0.976434345272828">
                <text:p>0.976434345272828</text:p>
              </table:table-cell>
              <table:table-cell office:value-type="float" office:value="0.971566319673366">
                <text:p>0.971566319673366</text:p>
              </table:table-cell>
              <table:table-cell office:value-type="float" office:value="0.966571172643249">
                <text:p>0.966571172643249</text:p>
              </table:table-cell>
              <table:table-cell office:value-type="float" office:value="0.965617499112618">
                <text:p>0.965617499112618</text:p>
              </table:table-cell>
              <table:table-cell office:value-type="float" office:value="0.961564676136009">
                <text:p>0.961564676136009</text:p>
              </table:table-cell>
              <table:table-cell office:value-type="float" office:value="0.958636381742102">
                <text:p>0.958636381742102</text:p>
              </table:table-cell>
              <table:table-cell office:value-type="float" office:value="0.955257225879136">
                <text:p>0.955257225879136</text:p>
              </table:table-cell>
              <table:table-cell office:value-type="float" office:value="0.931815214991867">
                <text:p>0.931815214991867</text:p>
              </table:table-cell>
              <table:table-cell office:value-type="float" office:value="0.861954798926652">
                <text:p>0.861954798926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